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nent: Props, State</text:p>
      <text:p text:style-name="Standard">Navigator</text:p>
      <text:p text:style-name="Standard">UI: Demesions, Flex ,StyleSheet, Text, Image, TouchableOpacity, Textfield, View</text:p>
      <text:p text:style-name="Standard">SideMenu: SideMenu Bar, SideMenu Drawer</text:p>
      <text:p text:style-name="Standard">ListView</text:p>
      <text:p text:style-name="Standard">PullToRefresh</text:p>
      <text:p text:style-name="Standard">Get/Post</text:p>
      <text:p text:style-name="Standard">TabBar</text:p>
      <text:p text:style-name="Standard">ImageSwip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7:32:58.662638687</meta:creation-date>
    <dc:date>2020-11-01T18:22:50.725127837</dc:date>
    <meta:editing-duration>PT39M42S</meta:editing-duration>
    <meta:editing-cycles>1</meta:editing-cycles>
    <meta:document-statistic meta:table-count="0" meta:image-count="0" meta:object-count="0" meta:page-count="1" meta:paragraph-count="9" meta:word-count="23" meta:character-count="196" meta:non-whitespace-character-count="182"/>
    <meta:generator>LibreOffice/7.0.2.2$Linux_X86_64 LibreOffice_project/3a01483fc371ab18cfca4bab0d636937da5eaf70</meta:generator>
  </office:meta>
</office:document-meta>
</file>